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2">
      <style:paragraph-properties fo:margin-top="0in" fo:margin-bottom="0in" loext:contextual-spacing="false" fo:line-height="100%"/>
      <style:text-properties style:font-name="Times New Roman" fo:font-size="9pt" officeooo:paragraph-rsid="0015e783" style:font-size-asian="9pt"/>
    </style:style>
    <style:style style:name="P2" style:family="paragraph" style:parent-style-name="Body_20_Text_20_3">
      <style:paragraph-properties fo:margin-top="0in" fo:margin-bottom="0in" loext:contextual-spacing="false"/>
      <style:text-properties fo:font-weight="normal" officeooo:paragraph-rsid="0015e783" style:font-weight-asian="normal" style:font-weight-complex="normal"/>
    </style:style>
    <style:style style:name="P3" style:family="paragraph" style:parent-style-name="Обычный1">
      <style:paragraph-properties fo:orphans="2" fo:widows="2"/>
      <style:text-properties fo:font-size="7pt" officeooo:paragraph-rsid="0015e783" style:font-size-asian="7pt"/>
    </style:style>
    <style:style style:name="P4" style:family="paragraph" style:parent-style-name="Standard">
      <style:paragraph-properties fo:text-align="center" style:justify-single-word="false"/>
      <style:text-properties officeooo:paragraph-rsid="0015e783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5e783" style:font-weight-asian="bold"/>
    </style:style>
    <style:style style:name="P6" style:family="paragraph" style:parent-style-name="Standard">
      <style:paragraph-properties fo:text-align="end" style:justify-single-word="false"/>
      <style:text-properties officeooo:paragraph-rsid="0015e783"/>
    </style:style>
    <style:style style:name="P7" style:family="paragraph" style:parent-style-name="Standard">
      <style:text-properties fo:font-size="7pt" officeooo:paragraph-rsid="0015e783" style:font-size-asian="7pt"/>
    </style:style>
    <style:style style:name="P8" style:family="paragraph" style:parent-style-name="Standard">
      <style:paragraph-properties fo:text-align="justify" style:justify-single-word="false"/>
      <style:text-properties fo:font-size="9pt" officeooo:paragraph-rsid="0015e783" style:font-size-asian="9pt"/>
    </style:style>
    <style:style style:name="P9" style:family="paragraph" style:parent-style-name="Standard">
      <style:text-properties fo:font-size="9pt" officeooo:paragraph-rsid="0015e783" style:font-size-asian="9pt"/>
    </style:style>
    <style:style style:name="P10" style:family="paragraph" style:parent-style-name="Standard">
      <style:paragraph-properties fo:text-align="justify" style:justify-single-word="false"/>
      <style:text-properties fo:font-size="6pt" officeooo:paragraph-rsid="0015e783" style:font-size-asian="6pt"/>
    </style:style>
    <style:style style:name="P11" style:family="paragraph" style:parent-style-name="Standard">
      <style:paragraph-properties fo:text-align="justify" style:justify-single-word="false"/>
      <style:text-properties officeooo:paragraph-rsid="0015e783"/>
    </style:style>
    <style:style style:name="P12" style:family="paragraph" style:parent-style-name="Standard">
      <style:paragraph-properties fo:text-align="justify" style:justify-single-word="false"/>
      <style:text-properties fo:font-size="4pt" fo:font-style="italic" fo:font-weight="bold" officeooo:paragraph-rsid="0015e783" style:font-size-asian="4pt" style:font-style-asian="italic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ize="8pt" officeooo:paragraph-rsid="0015e783" style:font-size-asian="8pt"/>
    </style:style>
    <style:style style:name="P14" style:family="paragraph" style:parent-style-name="Standard">
      <style:paragraph-properties fo:text-align="justify" style:justify-single-word="false"/>
      <style:text-properties fo:font-size="11pt" officeooo:paragraph-rsid="0015e783" style:font-size-asian="11pt"/>
    </style:style>
    <style:style style:name="P15" style:family="paragraph" style:parent-style-name="Standard">
      <style:text-properties officeooo:paragraph-rsid="0015e783"/>
    </style:style>
    <style:style style:name="P1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officeooo:paragraph-rsid="0015e783"/>
    </style:style>
    <style:style style:name="P17" style:family="paragraph" style:parent-style-name="Standard">
      <style:paragraph-properties fo:margin-left="0in" fo:margin-right="0.9846in" fo:text-align="end" style:justify-single-word="false" fo:text-indent="0in" style:auto-text-indent="false"/>
      <style:text-properties officeooo:paragraph-rsid="0015e783"/>
    </style:style>
    <style:style style:name="P18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officeooo:paragraph-rsid="0015e783"/>
    </style:style>
    <style:style style:name="P19" style:family="paragraph" style:parent-style-name="Standard">
      <style:paragraph-properties fo:margin-left="5.4161in" fo:margin-right="-0.0016in" fo:text-indent="0in" style:auto-text-indent="false"/>
      <style:text-properties officeooo:paragraph-rsid="0015e783"/>
    </style:style>
    <style:style style:name="P20" style:family="paragraph" style:parent-style-name="Standard">
      <style:paragraph-properties fo:margin-left="2.95in" fo:margin-right="0.3925in" fo:text-indent="0.4917in" style:auto-text-indent="false"/>
      <style:text-properties officeooo:paragraph-rsid="0015e78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5f5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style:text-underline-style="solid" style:text-underline-width="auto" style:text-underline-color="font-color" officeooo:rsid="00175f5d" style:font-weight-complex="bold"/>
    </style:style>
    <style:style style:name="T6" style:family="text">
      <style:text-properties style:text-underline-style="solid" style:text-underline-width="auto" style:text-underline-color="font-color" officeooo:rsid="0015e783"/>
    </style:style>
    <style:style style:name="T7" style:family="text">
      <style:text-properties style:text-underline-style="solid" style:text-underline-width="auto" style:text-underline-color="font-color" officeooo:rsid="00175f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8pt" fo:letter-spacing="0.0693in" fo:font-weight="bold" style:font-size-asian="18pt" style:font-weight-asian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style:font-name="Times New Roman" fo:font-size="11pt" fo:font-style="italic" style:font-size-asian="11pt" style:font-style-asian="italic" style:font-size-complex="11pt"/>
    </style:style>
    <style:style style:name="T12" style:family="text">
      <style:text-properties style:font-name="Times New Roman" fo:font-size="11pt" style:font-size-asian="11pt" style:font-size-complex="11pt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15e783" style:font-size-asian="12pt" style:font-style-asian="italic" style:font-size-complex="12pt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175f5d" style:font-size-asian="12pt" style:font-style-asian="italic" style:font-size-complex="12pt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5e783"/>
    </style:style>
    <style:style style:name="T18" style:family="text">
      <style:text-properties officeooo:rsid="00175f5d"/>
    </style:style>
    <style:style style:name="T19" style:family="text">
      <style:text-properties fo:font-weight="normal" officeooo:rsid="00175f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Министерство науки и высшего образования Российской Федерации</text:span></text:p>
      <text:p text:style-name="P4"><text:span text:style-name="T1">Федеральное государственное бюджетное образовательное учреждение </text:span></text:p>
      <text:p text:style-name="P4"><text:span text:style-name="T1">высшего образования</text:span></text:p>
      <text:p text:style-name="P4"><text:span text:style-name="T1">«Московский государственный технический университет имени Н.Э. Баумана</text:span></text:p>
      <text:p text:style-name="P4"><text:span text:style-name="T1">(национальный исследовательский университет)»</text:span></text:p>
      <text:p text:style-name="P16"><text:span text:style-name="T1">(МГТУ им. Н.Э. Баумана)</text:span></text:p>
      <text:p text:style-name="P5"/>
      <text:p text:style-name="P17">УТВЕРЖДАЮ</text:p>
      <text:p text:style-name="P6">Заведующий кафедрой __<text:span text:style-name="T3">ИУ7</text:span>____</text:p>
      <text:p text:style-name="P18"><text:span text:style-name="T8">(Индекс)</text:span></text:p>
      <text:p text:style-name="P6">______________ <text:s/>___<text:span text:style-name="T3">И.В._Рудаков</text:span>____</text:p>
      <text:p text:style-name="P19"><text:span text:style-name="T8">(И.О.Фамилия)</text:span></text:p>
      <text:p text:style-name="P6">« _____ » ____________ 20 ____ г.</text:p>
      <text:p text:style-name="P3"/>
      <text:p text:style-name="P4"><text:span text:style-name="T9">ЗАДАНИЕ</text:span></text:p>
      <text:p text:style-name="P4"><text:span text:style-name="T10">на выполнение курсового проекта</text:span></text:p>
      <text:p text:style-name="P7"/>
      <text:p text:style-name="P15">по дисциплине ______<text:span text:style-name="T17">Базы_данных</text:span>_______________________________________</text:p>
      <text:p text:style-name="P9"/>
      <text:p text:style-name="P15">Студент группы ____<text:span text:style-name="T3">ИУ7-</text:span><text:span text:style-name="T6">62</text:span><text:span text:style-name="T3">Б_</text:span>____</text:p>
      <text:p text:style-name="P7"/>
      <text:p text:style-name="P15">___________________________<text:span text:style-name="T17">Батраков</text:span><text:span text:style-name="T3"> </text:span><text:span text:style-name="T6">Денис Вадимович</text:span>___________________________</text:p>
      <text:p text:style-name="P4">(Фамилия, имя, отчество)</text:p>
      <text:p text:style-name="P10"/>
      <text:p text:style-name="P11">Тема курсового проекта ___________________________________________________________</text:p>
      <text:p text:style-name="P15"><text:span text:style-name="T3">_______</text:span><text:span text:style-name="T6">Разработка приложения для проведения турниров по пошаговым стратегиям</text:span>_________ ________________________________________________________________________________</text:p>
      <text:p text:style-name="P10"/>
      <text:p text:style-name="P11">Направленность КП (учебный, исследовательский, практический, производственный, др.)</text:p>
      <text:p text:style-name="P11">________<text:span text:style-name="T3">учебный</text:span>_________________________________________________________________</text:p>
      <text:p text:style-name="P11">Источник тематики (кафедра, предприятие, НИР) ___<text:span text:style-name="T3">кафедра</text:span>___________________________</text:p>
      <text:p text:style-name="P8"/>
      <text:p text:style-name="P11">График выполнения проекта: <text:s/>25% к _<text:span text:style-name="T3">4</text:span>_ нед., 50% к _<text:span text:style-name="T3">7</text:span>_ нед., 75% к _<text:span text:style-name="T3">11</text:span> нед., 100% к _<text:span text:style-name="T3">14</text:span> нед.</text:p>
      <text:p text:style-name="P1"/>
      <text:p text:style-name="P2"><text:span text:style-name="T11">Задание_____</text:span><text:span text:style-name="T13">Разработать приложение позволяющее проводить турниры по пошаговым___ стратегиям. </text:span><text:span text:style-name="T14">Выбрать подходящую базу данных и фреймворк для реализации графического интерфейса. Реализовать трёх уровневую систему ролей. </text:span><text:span text:style-name="T13"><text:s/></text:span><text:span text:style-name="T11">______________________________</text:span><text:span text:style-name="T12">_</text:span></text:p>
      <text:p text:style-name="P11"><text:span text:style-name="T15">Оформление курсового проекта:</text:span></text:p>
      <text:p text:style-name="P12"/>
      <text:p text:style-name="P11">Расчетно-пояснительная записка на _<text:span text:style-name="T3">25-30</text:span>_ листах формата А4.</text:p>
      <text:p text:style-name="P11"><text:span text:style-name="T3">Перечень графического (иллюстративного) материала (чертежи, плакаты, слайды и т.п.) <text:s text:c="2"/></text:span></text:p>
      <text:p text:style-name="P11"><text:span text:style-name="T3">На защиту проекта должна быть предоставлена презентация, состоящая из 15-20 слайдов.___</text:span></text:p>
      <text:p text:style-name="P11"><text:span text:style-name="T3">На слайдах должны быть отражены: постановка задачи, использованные методы и_________ </text:span></text:p>
      <text:p text:style-name="P11"><text:span text:style-name="T3">алгоритмы, расчетные соотношения, структура комплекса программ, интерфейс,___________ </text:span></text:p>
      <text:p text:style-name="P15"><text:span text:style-name="T3">результаты проведенных исследований.______________________________________________ </text:span></text:p>
      <text:p text:style-name="P13"/>
      <text:p text:style-name="P11">Дата выдачи задания «27 » ___<text:span text:style-name="T3">мая</text:span>_____ 2019г.</text:p>
      <text:p text:style-name="P14"/>
      <text:p text:style-name="P11"/>
      <text:p text:style-name="P15"><text:span text:style-name="T1">Руководитель курсового проекта<text:tab/><text:tab/></text:span>_________________ <text:s/>___<text:span text:style-name="T18">Д</text:span><text:span text:style-name="T3">.</text:span><text:span text:style-name="T7">А</text:span><text:span text:style-name="T3">. </text:span><text:span text:style-name="T6">Кузнецов</text:span>____ </text:p>
      <text:p text:style-name="P20"><text:span text:style-name="T16">(Подпись, дата) <text:s text:c="27"/>(И.О.Фамилия)</text:span></text:p>
      <text:p text:style-name="P15"><text:span text:style-name="T1">Студент<text:tab/><text:tab/><text:tab/><text:tab/><text:tab/><text:tab/>_________________ <text:s/>___</text:span><text:span text:style-name="T19">Д</text:span><text:span text:style-name="T4">.</text:span><text:span text:style-name="T5">В</text:span><text:span text:style-name="T4">. </text:span><text:span text:style-name="T5">Батраков</text:span><text:span text:style-name="T1">____ </text:span></text:p>
      <text:p text:style-name="P20"><text:span text:style-name="T16">(Подпись, дата) <text:s text:c="28"/>(И.О.Фамилия) <text:s text:c="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m-mess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snap-to-layout-grid="fals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4T11:25:19.873877051</meta:creation-date>
    <dc:date>2022-03-14T11:40:59.512023976</dc:date>
    <meta:editing-duration>PT4M39S</meta:editing-duration>
    <meta:editing-cycles>1</meta:editing-cycles>
    <meta:document-statistic meta:table-count="0" meta:image-count="0" meta:object-count="0" meta:page-count="1" meta:paragraph-count="37" meta:word-count="203" meta:character-count="2296" meta:non-whitespace-character-count="2043"/>
    <meta:generator>LibreOffice/6.0.7.3$Linux_X86_64 LibreOffice_project/00m0$Build-3</meta:generator>
  </office:meta>
</office:document-meta>
</file>